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MT" svg:font-family="ArialMT" style:font-family-generic="roman" style:font-pitch="variable"/>
    <style:font-face style:name="Gautami" svg:font-family="Gautam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1fbcd" officeooo:paragraph-rsid="0001fbc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egoe UI" fo:font-size="14pt" fo:font-weight="bold" officeooo:rsid="00020cd9" officeooo:paragraph-rsid="00020cd9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Segoe UI" fo:font-size="10pt" fo:font-weight="normal" officeooo:rsid="0001fbcd" officeooo:paragraph-rsid="0001fbcd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Segoe UI" fo:font-size="10pt" fo:font-weight="normal" officeooo:rsid="0001fbcd" officeooo:paragraph-rsid="0001fbc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egoe UI" fo:font-size="10pt" fo:font-weight="normal" officeooo:rsid="00020cd9" officeooo:paragraph-rsid="00020cd9" style:font-size-asian="10pt" style:font-weight-asian="normal" style:font-size-complex="10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Segoe UI" fo:font-size="10pt" fo:font-weight="normal" officeooo:rsid="00020cd9" officeooo:paragraph-rsid="0004fca8" style:font-size-asian="10pt" style:font-weight-asian="normal" style:font-size-complex="10pt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style:font-name="Segoe UI" fo:font-size="10pt" fo:font-weight="normal" officeooo:rsid="00020cd9" officeooo:paragraph-rsid="00066fae" style:font-size-asian="10pt" style:font-weight-asian="normal" style:font-size-complex="10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Segoe UI" fo:font-size="10pt" fo:font-weight="bold" officeooo:rsid="0001fbcd" officeooo:paragraph-rsid="0004fca8" style:font-size-asian="10pt" style:font-weight-asian="bold" style:font-size-complex="10pt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Segoe UI" fo:font-size="10pt" fo:font-weight="bold" officeooo:rsid="0001fbcd" officeooo:paragraph-rsid="00066fa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egoe UI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Segoe UI" fo:font-size="10pt" officeooo:paragraph-rsid="00020cd9" style:font-size-asian="10pt" style:font-size-complex="10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Segoe UI" fo:font-size="10pt" officeooo:paragraph-rsid="00032662" style:font-size-asian="10pt" style:font-size-complex="10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Segoe UI" fo:font-size="10pt" officeooo:paragraph-rsid="00066fae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Segoe UI" fo:font-size="10pt" officeooo:paragraph-rsid="00032662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Segoe UI" fo:font-size="10pt" officeooo:paragraph-rsid="00032662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Segoe UI" fo:font-size="10pt" officeooo:paragraph-rsid="0004fca8" style:font-size-asian="10pt" style:font-size-complex="10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Segoe UI" fo:font-size="10pt" officeooo:paragraph-rsid="00032662" style:font-size-asian="10pt" style:font-size-complex="10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Segoe UI" fo:font-size="10pt" officeooo:paragraph-rsid="0004fca8" style:font-size-asian="10pt" style:font-size-complex="10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Segoe UI" fo:font-size="10pt" officeooo:paragraph-rsid="00066fae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Segoe UI" fo:font-size="10pt" officeooo:paragraph-rsid="0004fca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Segoe UI" fo:font-size="10pt" officeooo:paragraph-rsid="00066fae" style:font-size-asian="10pt" style:font-size-complex="10pt"/>
    </style:style>
    <style:style style:name="P22" style:family="paragraph" style:parent-style-name="Standard">
      <style:text-properties style:font-name="Segoe UI" fo:font-size="12pt" fo:font-weight="bold" officeooo:rsid="0001fbcd" officeooo:paragraph-rsid="0001fbcd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Segoe UI" fo:font-size="12pt" fo:font-weight="bold" officeooo:rsid="0001fbcd" officeooo:paragraph-rsid="00032662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Segoe UI" fo:font-size="12pt" fo:font-weight="bold" officeooo:rsid="0001fbcd" officeooo:paragraph-rsid="00032662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Segoe UI" fo:font-size="12pt" fo:font-weight="bold" officeooo:rsid="0001fbcd" officeooo:paragraph-rsid="0004fca8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Segoe UI" fo:font-size="12pt" fo:font-weight="bold" officeooo:rsid="0001fbcd" officeooo:paragraph-rsid="0004fca8" style:font-size-asian="14pt" style:font-weight-asian="bold" style:font-size-complex="14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066fae"/>
    </style:style>
    <style:style style:name="T1" style:family="text">
      <style:text-properties fo:font-size="10pt" fo:font-weight="normal" style:font-size-asian="12.25pt" style:font-weight-asian="normal" style:font-size-complex="14pt" style:font-weight-complex="normal"/>
    </style:style>
    <style:style style:name="T2" style:family="text">
      <style:text-properties fo:color="#000000" fo:font-style="normal" style:font-style-asian="normal"/>
    </style:style>
    <style:style style:name="T3" style:family="text">
      <style:text-properties fo:color="#000000" fo:font-style="normal" officeooo:rsid="00020cd9" style:font-style-asian="normal"/>
    </style:style>
    <style:style style:name="T4" style:family="text">
      <style:text-properties fo:color="#000000" fo:font-style="normal" officeooo:rsid="00032662" style:font-style-asian="normal"/>
    </style:style>
    <style:style style:name="T5" style:family="text">
      <style:text-properties fo:color="#000000" fo:font-style="normal" officeooo:rsid="00032662" style:font-style-asian="normal" style:font-style-complex="normal"/>
    </style:style>
    <style:style style:name="T6" style:family="text">
      <style:text-properties fo:color="#000000" fo:font-style="normal" officeooo:rsid="0001fbcd" style:font-style-asian="normal"/>
    </style:style>
    <style:style style:name="T7" style:family="text">
      <style:text-properties fo:color="#000000" fo:font-style="normal" fo:font-weight="normal" style:font-style-asian="normal" style:font-weight-asian="normal"/>
    </style:style>
    <style:style style:name="T8" style:family="text">
      <style:text-properties fo:color="#000000" fo:font-style="normal" fo:font-weight="normal" officeooo:rsid="00032662" style:font-style-asian="normal" style:font-weight-asian="normal"/>
    </style:style>
    <style:style style:name="T9" style:family="text">
      <style:text-properties fo:color="#000000" fo:font-style="normal" fo:font-weight="normal" officeooo:rsid="0001fbcd" style:font-style-asian="normal" style:font-weight-asian="normal" style:font-weight-complex="normal"/>
    </style:style>
    <style:style style:name="T10" style:family="text">
      <style:text-properties fo:color="#000000" fo:font-style="normal" fo:font-weight="normal" officeooo:rsid="00020cd9" style:font-style-asian="normal" style:font-weight-asian="normal" style:font-weight-complex="normal"/>
    </style:style>
    <style:style style:name="T11" style:family="text">
      <style:text-properties fo:color="#000000" fo:font-style="normal" fo:font-weight="normal" style:font-style-asian="normal" style:font-weight-asian="normal" style:font-weight-complex="normal"/>
    </style:style>
    <style:style style:name="T12" style:family="text">
      <style:text-properties fo:color="#000000" fo:font-style="normal" fo:font-weight="normal" officeooo:rsid="00032662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04fca8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020cd9" style:font-style-asian="normal" style:font-weight-asian="normal" style:font-style-complex="normal" style:font-weight-complex="normal"/>
    </style:style>
    <style:style style:name="T15" style:family="text">
      <style:text-properties fo:color="#000000" officeooo:rsid="00032662"/>
    </style:style>
    <style:style style:name="T16" style:family="text">
      <style:text-properties fo:color="#000000" fo:font-style="italic" fo:font-weight="normal" style:font-style-asian="italic" style:font-weight-asian="normal" style:font-style-complex="italic"/>
    </style:style>
    <style:style style:name="T17" style:family="text">
      <style:text-properties fo:color="#000000" fo:font-style="italic" fo:font-weight="normal" officeooo:rsid="0001fbcd" style:font-style-asian="italic" style:font-weight-asian="normal" style:font-style-complex="italic" style:font-weight-complex="normal"/>
    </style:style>
    <style:style style:name="T18" style:family="text">
      <style:text-properties fo:color="#000000" fo:font-style="italic" fo:font-weight="normal" officeooo:rsid="0004fca8" style:font-style-asian="italic" style:font-weight-asian="normal" style:font-style-complex="italic" style:font-weight-complex="normal"/>
    </style:style>
    <style:style style:name="T19" style:family="text">
      <style:text-properties fo:color="#000000" fo:font-style="italic" fo:font-weight="normal" officeooo:rsid="00032662" style:font-style-asian="italic" style:font-weight-asian="normal" style:font-style-complex="italic" style:font-weight-complex="normal"/>
    </style:style>
    <style:style style:name="T20" style:family="text">
      <style:text-properties fo:color="#000000" style:font-name="Segoe UI" fo:font-size="10pt" fo:font-style="italic" fo:font-weight="normal" officeooo:rsid="00032662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000000" style:font-name="Segoe UI" fo:font-size="10pt" fo:font-style="normal" fo:font-weight="normal" officeooo:rsid="00020cd9" style:font-size-asian="10pt" style:font-style-asian="normal" style:font-weight-asian="normal" style:font-size-complex="10pt" style:font-weight-complex="normal"/>
    </style:style>
    <style:style style:name="T22" style:family="text">
      <style:text-properties fo:color="#000000" style:font-name="Segoe UI" fo:font-size="10pt" fo:font-style="normal" fo:font-weight="normal" officeooo:rsid="00020cd9" style:font-size-asian="10pt" style:font-style-asian="normal" style:font-weight-asian="normal" style:font-size-complex="10pt" style:font-style-complex="italic" style:font-weight-complex="normal"/>
    </style:style>
    <style:style style:name="T23" style:family="text">
      <style:text-properties officeooo:rsid="00032662"/>
    </style:style>
    <style:style style:name="T24" style:family="text">
      <style:text-properties officeooo:rsid="0004fc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rasi relative a …</text:p>
      <text:list xml:id="list3526405541" text:style-name="L1">
        <text:list-item>
          <text:p text:style-name="P3"/>
        </text:list-item>
        <text:list-item>
          <text:p text:style-name="P3">Per “...” rappresentiamo “...”</text:p>
        </text:list-item>
      </text:list>
      <text:p text:style-name="P4"/>
      <text:p text:style-name="P4"/>
      <text:p text:style-name="P23">Frasi relative a<text:span text:style-name="T23">gli Utenti</text:span></text:p>
      <text:list xml:id="list115025617201264" text:continue-numbering="true" text:style-name="L1">
        <text:list-header>
          <text:p text:style-name="P15"><text:span text:style-name="T7"/></text:p>
        </text:list-header>
        <text:list-item>
          <text:p text:style-name="P15"><text:span text:style-name="T7">Degli utenti si memorizzano nome utente, password e </text:span><text:span text:style-name="T10">indirizzo email.</text:span></text:p>
        </text:list-item>
        <text:list-item>
          <text:p text:style-name="P15"><text:span text:style-name="T10">Per i redattori si tiene traccia anche della data di inizio collaborazione.</text:span></text:p>
        </text:list-item>
      </text:list>
      <text:p text:style-name="P14"><text:span text:style-name="T10"/></text:p>
      <text:p text:style-name="P14"><text:span text:style-name="T10"/></text:p>
      <text:p text:style-name="P24"><text:span text:style-name="T3">Frasi relative a</text:span><text:span text:style-name="T4">i Contenuti</text:span></text:p>
      <text:list xml:id="list4217429726" text:style-name="L3">
        <text:list-header>
          <text:p text:style-name="P27"><text:span text:style-name="T22"/></text:p>
        </text:list-header>
        <text:list-item>
          <text:p text:style-name="P27"><text:span text:style-name="T20">I contenuti hanno una serie di caratteristiche come evidenziato in Figura 1.</text:span></text:p>
        </text:list-item>
        <text:list-item>
          <text:p text:style-name="P17"><text:span text:style-name="T10">In particolare, a </text:span><text:span text:style-name="T7">ogni film e serie TV è associata una lista di attori, con l’indicazione del personaggio interpretato.</text:span></text:p>
        </text:list-item>
        <text:list-item>
          <text:p text:style-name="P17"><text:span text:style-name="T7">Notare che alcune informazioni tipiche dei film, ad esempio la regia, per le serie </text:span><text:span text:style-name="T12">TV sono specifiche dei singoli episodi.</text:span></text:p>
        </text:list-item>
        <text:list-item>
          <text:p text:style-name="P6"><text:span text:style-name="T5">I film vengono proiettati in svariati cinema in tutto il paese.</text:span></text:p>
        </text:list-item>
        <text:list-item>
          <text:p text:style-name="P18"><text:span text:style-name="T7">Le serie TV sono organizzate per genere, come i film, es. commedia, drammatico, etc.</text:span></text:p>
        </text:list-item>
        <text:list-item>
          <text:p text:style-name="P18"><text:span text:style-name="T7">In più, i serial sono composti da episodi, racchiusi in una o più stagioni, dove ogni episodio ha uno </text:span><text:span text:style-name="T12">specifico titolo, durata, regista, e sceneggiatore.</text:span></text:p>
        </text:list-item>
        <text:list-item>
          <text:p text:style-name="P19"><text:span text:style-name="T12">Anche per i programmi sono memorizzate alcune informazioni, come l’anno di messa in onda, genere, paese, durata e una descrizione </text:span><text:span text:style-name="T14">testuale.</text:span></text:p>
        </text:list-item>
        <text:list-item>
          <text:p text:style-name="P19"><text:span text:style-name="T14">La media dei voti ricevuti da film e programmi viene mostrata nelle rispettive schede.</text:span></text:p>
        </text:list-item>
      </text:list>
      <text:p text:style-name="P4"/>
      <text:p text:style-name="P4"/>
      <text:p text:style-name="P25">Frasi relative a<text:span text:style-name="T24">lle Persone</text:span></text:p>
      <text:list xml:id="list115026197422198" text:continue-list="list115025617201264" text:style-name="L1">
        <text:list-header>
          <text:p text:style-name="P16"><text:span text:style-name="T16"/></text:p>
        </text:list-header>
        <text:list-item>
          <text:p text:style-name="P16"><text:span text:style-name="T16">Attori e registi hanno una propria scheda (esempio in </text:span><text:span text:style-name="T17">Figura 2</text:span><text:span text:style-name="T18">) </text:span><text:span text:style-name="T13">dove vengono visualizzati nome, foto, e alcune informazioni anagrafiche. Qui può </text:span><text:span text:style-name="T14">essere anche mostrata una lista dei contenuti più recenti a cui la persona ha partecipato.</text:span></text:p>
        </text:list-item>
      </text:list>
      <text:p text:style-name="P1"><text:span text:style-name="T1"/></text:p>
      <text:p text:style-name="P1"><text:span text:style-name="T1"/></text:p>
      <text:p text:style-name="P26">Frasi relative <text:span text:style-name="T24">ai Cinema</text:span></text:p>
      <text:list xml:id="list2861183004" text:style-name="L4">
        <text:list-header>
          <text:p text:style-name="P8"><text:span text:style-name="T10"/></text:p>
        </text:list-header>
        <text:list-item>
          <text:p text:style-name="P8"><text:span text:style-name="T10">Per ogni cinema, si tiene traccia </text:span><text:span text:style-name="T11">del suo nome, contatti, e localizzazione (regione, provincia e indirizzo). La proiezione avviene a degli orari specifici in diverse date, in una delle sale disponibili al cinema, e </text:span><text:span text:style-name="T10">comporta il pagamento di un biglietto il cui prezzo è indicato sul sito.</text:span></text:p>
        </text:list-item>
      </text:list>
      <text:p text:style-name="P1"><text:span text:style-name="T1"/></text:p>
      <text:p text:style-name="P1"><text:span text:style-name="T1"/></text:p>
      <text:p text:style-name="P26">Frasi relative <text:span text:style-name="T24">alle Piattaforme</text:span></text:p>
      <text:list xml:id="list466593137" text:style-name="L5">
        <text:list-item>
          <text:p text:style-name="P9"><text:span text:style-name="T10">Programmi e serie TV vanno invece in onda su diverse piattaforme (es. Netflix, Rai Gulp, </text:span><text:span text:style-name="T7">…), che possono essere canali TV tradizionali o piattaforme di streaming video. </text:span></text:p>
        </text:list-item>
      </text:list>
      <text:p text:style-name="P1"><text:span text:style-name="T1"/></text:p>
      <text:p text:style-name="P1">Operazioni sui dati</text:p>
      <text:list xml:id="list2702754255" text:style-name="L2">
        <text:list-header>
          <text:p text:style-name="P12"><text:span text:style-name="T7"/></text:p>
        </text:list-header>
        <text:list-item>
          <text:p text:style-name="P12"><text:span text:style-name="T7">Un numero limitato di utenti della redazione si occupa di aggiornare le informazioni su</text:span><text:span text:style-name="T8">i </text:span><text:span text:style-name="T7">contenuti disponibili inserendo i dati di film e serie, comprese le date di uscita e </text:span><text:span text:style-name="T9">programmazione in sala e in TV.</text:span></text:p>
        </text:list-item>
        <text:list-item>
          <text:p text:style-name="P13"><text:soft-page-break/><text:span text:style-name="T10">I visitatori del sito, previa registrazione tramite email e password, possono lasciare un voto </text:span><text:span text:style-name="T9">(da 1 a 5 stelline) su qualunque contenuto.</text:span></text:p>
        </text:list-item>
        <text:list-item>
          <text:p text:style-name="P13"><text:span text:style-name="T9">Inoltre, gli utenti possono cliccare su un link “inserisci tra i preferiti” presente nelle schede dei contenuti, in modo da poter visualizzare in seguito I contenuti salvati.</text:span></text:p>
        </text:list-item>
      </text:list>
      <text:p text:style-name="P21"><text:span text:style-name="T10"/></text:p>
      <text:p text:style-name="P14"><text:span text:style-name="T9"/></text:p>
      <text:p text:style-name="P14"><text:span text:style-name="T9"/></text:p>
      <text:p text:style-name="P2">Regole Aziendali</text:p>
      <text:list xml:id="list3584736892" text:style-name="L7">
        <text:list-item>
          <text:p text:style-name="P7"><text:span text:style-name="T6">Nel momento della cancellazione di un utente dal sito, i suoi preferiti possono essere rimossi dal database, mentre i voti espressi dal visitatore rimangono in </text:span><text:span text:style-name="T2">memoria.</text:span></text:p>
        </text:list-item>
      </text:list>
      <text:p text:style-name="P11"><text:span text:style-name="T8"/></text:p>
      <text:p text:style-name="P10"><text:span text:style-name="T7"><text:s/></text:span></text:p>
      <text:p text:style-name="P5"><text:span text:style-name="T2"/></text:p>
      <text:p text:style-name="P11"><text:span text:style-name="T10"><text:s/></text:span><text:span text:style-name="T7"><text:s/></text:span></text:p>
      <text:p text:style-name="P5"><text:span text:style-name="T2"/></text:p>
      <text:p text:style-name="P11"><text:span text:style-name="T10"/></text:p>
      <text:p text:style-name="P5"><text:span text:style-name="T2"/></text:p>
      <text:p text:style-name="P11"><text:span text:style-name="T7"/></text:p>
      <text:p text:style-name="P20"><text:span text:style-name="T10"/></text:p>
      <text:p text:style-name="P5"><text:span text:style-name="T2"/></text:p>
      <text:p text:style-name="P21"><text:span text:style-name="T7"/></text:p>
      <text:p text:style-name="P21"><text:span text:style-name="T7"/></text:p>
      <text:p text:style-name="P2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MT" svg:font-family="ArialMT" style:font-family-generic="roman" style:font-pitch="variable"/>
    <style:font-face style:name="Gautami" svg:font-family="Gautam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07T11:50:23.707000000</dc:date>
    <meta:editing-duration>PT14M7S</meta:editing-duration>
    <meta:editing-cycles>2</meta:editing-cycles>
    <meta:document-statistic meta:table-count="0" meta:image-count="0" meta:object-count="0" meta:page-count="2" meta:paragraph-count="34" meta:word-count="436" meta:character-count="2606" meta:non-whitespace-character-count="2216"/>
  </office:meta>
</office:document-meta>
</file>